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01.44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47.1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24.3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0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ackground-color="#ffff99" style:text-align-source="fix" style:repeat-content="false" fo:border="0.06pt solid #000000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tanic-exc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/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verage Fare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;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table:formula="of:=AVERAGE([.J2:.J492])" office:value-type="currency" office:currency="USD" office:value="13.675550101833" calcext:value-type="currency">
            <text:p>$13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;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AVERAGE([.J493:.J676])" office:value-type="currency" office:currency="USD" office:value="20.6621831521739" calcext:value-type="currency">
            <text:p>$20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;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AVERAGE([.J677:.J892])" office:value-type="currency" office:currency="USD" office:value="84.1546874999999" calcext:value-type="currency">
            <text:p>$84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;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;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Passengers</text:p>
          </table:table-cell>
          <table:table-cell table:style-name="ce5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Survived</text:p>
          </table:table-cell>
          <table:table-cell table:style-name="ce6" table:formula="of:=SUM([.B2:.B892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;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;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;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;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;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;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; Miss. Anna Annie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;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;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;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; Miss. Ellen Nell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;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;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;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;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;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;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;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;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;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;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;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;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;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;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;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;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;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;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;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;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;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;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;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;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;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;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;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;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;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;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;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;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;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;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;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;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;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;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;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; Mr. Pastcho (Pentcho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;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;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;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;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;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;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;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;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;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;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;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;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;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;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;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;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;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;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;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;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;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;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;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;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;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;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;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r. August Edvard (Wennerstrom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; Miss. Robina Maggie Ruby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;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;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;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; Miss. Katherine Kat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;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;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;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;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;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; Master. Frank John William Frankie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;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;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;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;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;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;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;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;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; Mrs. Thomas (Johanna Hannah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;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;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;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;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;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; Miss. Margaret Magg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;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;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;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; Mr. Gurshon Gu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;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;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;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; Miss. Helen Ellen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;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;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;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;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;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;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;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;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; Mr. John Hall (Henry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;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;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;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;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;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; Miss. Katherine Kat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;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;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;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;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;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;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;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;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;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;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;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;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;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; Miss. Hanora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;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;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;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;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;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;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;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;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;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;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;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;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;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;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; Miss. Anna Katherine Annie Kat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;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; Mr. Howard Hugh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;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;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;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;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;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;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;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;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;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;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;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; Master. William Loch Willia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;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;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;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;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;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;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;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; Miss. Helen Mary Ell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;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;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;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;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;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;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;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;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;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;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;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;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; Miss. Maria (Mary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;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;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;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;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;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;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;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;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;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;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;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;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;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;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;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;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;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;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;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;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;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;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;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;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;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;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;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;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;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;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;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; Miss. Doolina Margaret Dais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;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;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;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;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;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;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;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;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;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;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;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;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;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;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;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;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;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;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;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;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;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;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;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; Master. Eden Leslie Neville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;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;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;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;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;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;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;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;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;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;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;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;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;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;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;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;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;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;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;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;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;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;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;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;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;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;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;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;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;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; Mr. Fahim (Philip Zenni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;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;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;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;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;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;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;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;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;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;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;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;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;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;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;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;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;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;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;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;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;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;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;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;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;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;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;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;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;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;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;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;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;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;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;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;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;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; Mr. David John Da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;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;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;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;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;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;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;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;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;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;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;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;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;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; Miss. Hanora Nor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; Miss. Hanora No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;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;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;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;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;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;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;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;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;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;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;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;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;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;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;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;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;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;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;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; Miss. Katherine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;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;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;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;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; Master. Halim Gonios (William George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;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;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;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;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;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;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;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;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;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;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;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;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;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;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;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;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;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;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;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;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;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;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;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;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;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;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;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;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;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;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;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;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;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;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;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;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;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;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;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;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;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;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; Mr. Andrew And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;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;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;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;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;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;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;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;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;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;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;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;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;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;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;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;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;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;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;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;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;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;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;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;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;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;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;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;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;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;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;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;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;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;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;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;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;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;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;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; Miss. Dorothy Edith Doll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;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;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;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;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; Miss. Adele Kiamie Jane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;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;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;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;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;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;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;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; Miss. Catherine Helen Carr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;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;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;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;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;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;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;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;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;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;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;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;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;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;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;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;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;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;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;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;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;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;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;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;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;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;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;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;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; Mr. Michel (Louis M Hoffman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;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;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; Mrs. James (Elizabeth Bessie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;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;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;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;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;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;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; Miss. Henriette (Mrs Harbe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;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;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;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;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;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;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;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;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;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;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; Miss. Marjorie Lottie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;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;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;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;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;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;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;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;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; Mr. Francis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;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;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;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;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;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;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;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;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;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;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;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;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;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;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;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; Miss. Amelia Mildre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;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;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;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;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;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;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;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;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;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;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;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;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;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;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;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;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; Miss. Kate Florence (Mrs Kate Louise Phillips Marshall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;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;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;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;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;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;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;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;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;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;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;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;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;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; Mr. Anthony Wood Archi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;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;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; Mrs. William A (Florence Mary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;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;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;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;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;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;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;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;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;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;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;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;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;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;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;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;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;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;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;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;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;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;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;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;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;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;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;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;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;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;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;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;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;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;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;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;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;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; Mr. Henry Samuel (Mr Henry Marshall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; Mrs. Florence Fannie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;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; Miss. Edwina Celia Winnie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; Miss. Annie Jessie Nin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;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;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;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;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;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;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;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;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;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;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;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;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;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;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;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;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;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;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;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;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;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;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;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;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;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;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;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;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;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;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;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;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;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;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;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;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;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;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;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;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;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;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;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;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;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;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;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;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;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;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;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;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;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;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;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;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;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;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;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;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;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;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;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;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;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;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;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;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;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;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; Mr. Charles Hallace (Mr C Rolmane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;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;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;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;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;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;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;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;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;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;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;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;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;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;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;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;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;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;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;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;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;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; Miss. Ellen Nellie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;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;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;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;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;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;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;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;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;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;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;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;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;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;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;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;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;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;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;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;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;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;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;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;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;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;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;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;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;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;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;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;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;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;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;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;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;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;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;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;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;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;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;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;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;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;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;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;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;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;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;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;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;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;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;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;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;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;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;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; Mr. George (George Arthur Brayt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;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;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;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;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;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;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;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;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;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;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;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;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;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;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; Lady. (Lucille Christiana Sutherland) (Mrs Morga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;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;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;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; Mr. John Irwin (Irving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;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;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;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;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;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;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; Sir. Cosmo Edmund (Mr Morgan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;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; Mr. Harry (Mr E Haven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;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;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;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;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;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;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;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;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;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;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;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;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;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;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;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;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;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;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;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;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;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;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;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;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;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;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; Mlle. Berthe Antonine (Mrs de Villiers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;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;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;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;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;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;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;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;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; Miss. Susan Parker Suzett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;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;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;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;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;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;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;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;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;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;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;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;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;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;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;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;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;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;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;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;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;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;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;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;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;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;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;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;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;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;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;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;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;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itanic-excel'.A1:'titanic-excel'.L89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1-02-12T09:45:30.058590650</dc:date>
    <meta:editing-duration>PT30M52S</meta:editing-duration>
    <meta:editing-cycles>1</meta:editing-cycles>
    <meta:document-statistic meta:table-count="1" meta:cell-count="9850" meta:object-count="0"/>
  </office:meta>
</office:document-meta>
</file>